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svg:width="2.7787in" svg:height="0.6476in" svg:x="1.2346in" svg:y="0.322in"><text:p text:style-name="P1">Raw Scaler Files from HPSS</text:p><text:p text:style-name="P1"><text:span text:style-name="T1">sca2013/*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" draw:style-name="gr1" svg:width="2.778in" svg:height="0.6469in" svg:x="1.1445in" svg:y="2.8744in"><text:p text:style-name="P1">Scaler DAT files</text:p><text:p text:style-name="P1"><text:span text:style-name="T1">datfiles/*.d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" draw:style-name="gr1" svg:width="1.7378in" svg:height="0.687in" svg:x="1.5382in" svg:y="1.5854in"><text:p text:style-name="P1">read_scaler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style-name="gr1" svg:width="1.7386in" svg:height="0.687in" svg:x="7.7319in" svg:y="0.1201in"><text:p text:style-name="P1">getspinpat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1" svg:width="1.7386in" svg:height="0.687in" svg:x="4.65in" svg:y="1.3929in"><text:p text:style-name="P1">spin_cogging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1" svg:width="2.7795in" svg:height="0.6469in" svg:x="4.1445in" svg:y="2.6764in"><text:p text:style-name="P1">STAR bXing spin files</text:p><text:p text:style-name="P1"><text:span text:style-name="T1">spinpat/*.spin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7" draw:style-name="gr2" draw:text-style-name="P1" svg:x1="7.7319in" svg:y1="0.4638in" svg:x2="6.752in" svg:y2="0.4638in"><text:p/></draw:line><draw:line text:anchor-type="paragraph" draw:z-index="8" draw:style-name="gr2" draw:text-style-name="P1" svg:x1="2.4272in" svg:y1="0.9689in" svg:x2="2.4272in" svg:y2="1.5752in"><text:p/></draw:line><draw:line text:anchor-type="paragraph" draw:z-index="9" draw:style-name="gr2" draw:text-style-name="P1" svg:x1="2.4071in" svg:y1="2.2724in" svg:x2="2.4071in" svg:y2="2.8787in"><text:p/></draw:line><draw:line text:anchor-type="paragraph" draw:z-index="10" draw:style-name="gr2" draw:text-style-name="P1" svg:x1="5.5291in" svg:y1="0.7669in" svg:x2="5.5291in" svg:y2="1.3732in"><text:p/></draw:line><draw:line text:anchor-type="paragraph" draw:z-index="11" draw:style-name="gr2" draw:text-style-name="P1" svg:x1="5.4988in" svg:y1="2.0803in" svg:x2="5.4988in" svg:y2="2.6866in"><text:p/></draw:line><draw:custom-shape text:anchor-type="paragraph" draw:z-index="12" draw:style-name="gr1" svg:width="1.7386in" svg:height="0.687in" svg:x="1.5681in" svg:y="4.1319in"><text:p text:style-name="P1">accumulate →</text:p><text:p text:style-name="P1">→ mkTree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3" draw:style-name="gr2" draw:text-style-name="P1" svg:x1="4.8217in" svg:y1="3.3236in" svg:x2="3.3059in" svg:y2="4.2937in"><text:p/></draw:line><draw:custom-shape text:anchor-type="paragraph" draw:z-index="14" draw:style-name="gr1" svg:width="2.7795in" svg:height="0.6469in" svg:x="1.1236in" svg:y="5.4453in"><text:p text:style-name="P1">Scaler Counts Trees</text:p><text:p text:style-name="P1">for each bXing</text:p><text:p text:style-name="P1"><text:span text:style-name="T1">count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4" draw:style-name="gr1" svg:width="2.7795in" svg:height="0.6469in" svg:x="4.2756in" svg:y="0.1201in"><text:p text:style-name="P1">CDEV spin patterns</text:p><text:p text:style-name="P1"><text:span text:style-name="T1">$FMSTXT/spinpat/*.d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5" draw:style-name="gr2" draw:text-style-name="P1" svg:x1="2.4071in" svg:y1="3.5213in" svg:x2="2.4071in" svg:y2="4.1276in"><text:p/></draw:line><draw:custom-shape text:anchor-type="paragraph" draw:z-index="16" draw:style-name="gr1" svg:width="1.7378in" svg:height="0.687in" svg:x="5.1756in" svg:y="3.8791in"><text:p text:style-name="P1">rellum4.C</text:p><text:p text:style-name="P1">(and/or looper scripts</text:p><text:p text:style-name="P1">e.g., rellum_all)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7" draw:style-name="gr1" svg:width="1.7386in" svg:height="0.687in" svg:x="4.8827in" svg:y="5.0217in"><text:p text:style-name="P1">sumTree.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style-name="gr1" svg:width="1.7386in" svg:height="0.2425in" svg:x="1.548in" svg:y="6.4256in"><text:p text:style-name="P1">draw_spin_patterns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9" draw:style-name="gr2" draw:text-style-name="P1" svg:x1="2.4071in" svg:y1="4.8185in" svg:x2="2.4071in" svg:y2="5.4248in"><text:p/></draw:line><draw:line text:anchor-type="paragraph" draw:z-index="20" draw:style-name="gr2" draw:text-style-name="P1" svg:x1="2.3358in" svg:y1="6.0921in" svg:x2="2.3358in" svg:y2="6.4256in"><text:p/></draw:line><draw:custom-shape text:anchor-type="paragraph" draw:z-index="21" draw:style-name="gr1" draw:text-style-name="P2" svg:width="2.7795in" svg:height="0.4039in" svg:x="4.0535in" svg:y="6.2543in"><text:p text:style-name="P1"><text:span text:style-name="T2">Spin Patterns</text:span></text:p><text:p text:style-name="P1"><text:span text:style-name="T1">pattern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2" draw:style-name="gr2" draw:text-style-name="P1" svg:x1="3.2862in" svg:y1="6.5264in" svg:x2="4.226in" svg:y2="6.5264in"><text:p/></draw:line><draw:line text:anchor-type="paragraph" draw:z-index="23" draw:style-name="gr2" draw:text-style-name="P1" svg:x1="3.9024in" svg:y1="5.4453in" svg:x2="5.1756in" svg:y2="4.2327in"><text:p/></draw:line><draw:line text:anchor-type="paragraph" draw:z-index="24" draw:style-name="gr2" draw:text-style-name="P1" svg:x1="3.6496in" svg:y1="5.7587in" svg:x2="4.8823in" svg:y2="5.4008in"><text:p/></draw:line><draw:custom-shape text:anchor-type="paragraph" draw:z-index="25" draw:style-name="gr1" svg:width="2.7787in" svg:height="0.2433in" svg:x="7.5201in" svg:y="3.4138in"><text:p text:style-name="P1"><text:span text:style-name="T1">rdat_bx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6" draw:style-name="gr1" svg:width="2.7795in" svg:height="0.4787in" svg:x="7.3437in" svg:y="4.1827in"><text:p text:style-name="P1"><text:span text:style-name="T2">rellum vs. run index</text:span></text:p><text:p text:style-name="P1"><text:span text:style-name="T1">rdat_i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7" draw:style-name="gr1" svg:width="2.7795in" svg:height="0.2421in" svg:x="7.55in" svg:y="3.7783in"><text:p text:style-name="P1"><text:span text:style-name="T1">rdat_fi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8" draw:style-name="gr2" draw:text-style-name="P1" svg:x1="6.9134in" svg:y1="4.0106in" svg:x2="7.5197in" svg:y2="3.6571in"><text:p/></draw:line><draw:line text:anchor-type="paragraph" draw:z-index="29" draw:style-name="gr2" draw:text-style-name="P1" svg:x1="6.9134in" svg:y1="4.1827in" svg:x2="7.55in" svg:y2="4.0106in"><text:p/></draw:line><draw:line text:anchor-type="paragraph" draw:z-index="30" draw:style-name="gr2" draw:text-style-name="P1" svg:x1="6.9134in" svg:y1="4.4449in" svg:x2="7.5563in" svg:y2="4.4449in"><text:p/></draw:line><draw:custom-shape text:anchor-type="paragraph" draw:z-index="31" draw:style-name="gr1" svg:width="2.7795in" svg:height="0.2421in" svg:x="7.4693in" svg:y="4.8291in"><text:p text:style-name="P1"><text:span text:style-name="T1">sum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2" draw:style-name="gr2" draw:text-style-name="P1" svg:x1="6.6205in" svg:y1="5.2799in" svg:x2="7.4693in" svg:y2="5.0717in"><text:p/></draw:line><draw:custom-shape text:anchor-type="paragraph" draw:z-index="33" draw:style-name="gr1" svg:width="2.7787in" svg:height="0.2433in" svg:x="7.7425in" svg:y="2.8382in"><text:p text:style-name="P1"><text:span text:style-name="T1">pdf_bXings_fills/[fill]/*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4" draw:style-name="gr2" draw:text-style-name="P1" svg:x1="6.6307in" svg:y1="3.8791in" svg:x2="7.9906in" svg:y2="3.0811in"><text:p/></draw:line><draw:custom-shape text:anchor-type="paragraph" draw:z-index="35" draw:style-name="gr1" svg:width="1.7394in" svg:height="0.2425in" svg:x="8.2366in" svg:y="2.1516in"><text:p text:style-name="P1">ghost_script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7" draw:style-name="gr2" draw:text-style-name="P1" svg:x1="9.1264in" svg:y1="2.8382in" svg:x2="9.1264in" svg:y2="2.3937in"><text:p/></draw:line><draw:line text:anchor-type="paragraph" draw:z-index="38" draw:style-name="gr2" draw:text-style-name="P1" svg:x1="9.1224in" svg:y1="2.1512in" svg:x2="9.1224in" svg:y2="1.7732in"><text:p/></draw:line><draw:custom-shape text:anchor-type="paragraph" draw:z-index="36" draw:style-name="gr1" svg:width="2.7787in" svg:height="0.4689in" svg:x="7.7728in" svg:y="1.2984in"><text:p text:style-name="P1"><text:span text:style-name="T2">fill-dependent pdfs</text:span></text:p><text:p text:style-name="P1"><text:span text:style-name="T1">pdf_bXings_fills/*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39" draw:style-name="gr1" svg:width="1.7386in" svg:height="0.687in" svg:x="7.5807in" svg:y="6.0217in"><text:p text:style-name="P1">combineAll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40" draw:style-name="gr2" draw:text-style-name="P1" svg:x1="10.4744in" svg:y1="4.928in" svg:x2="9.3189in" svg:y2="6.3709in"><text:p/></draw:line><draw:line text:anchor-type="paragraph" draw:z-index="41" draw:style-name="gr3" draw:text-style-name="P1" svg:x1="10.0618in" svg:y1="4.2484in" svg:x2="10.4752in" svg:y2="4.9276in"><text:p/></draw:line><draw:custom-shape text:anchor-type="paragraph" draw:z-index="42" draw:style-name="gr1" svg:width="1.7386in" svg:height="0.3996in" svg:x="7.1098in" svg:y="5.4555in"><text:p text:style-name="P1">nbx_check.C</text:p><text:p text:style-name="P1">nbx_check_2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43" draw:style-name="gr2" draw:text-style-name="P1" svg:x1="7.9886in" svg:y1="5.0717in" svg:x2="7.9886in" svg:y2="5.4555in"><text:p/></draw:line><draw:line text:anchor-type="paragraph" draw:z-index="44" draw:style-name="gr2" draw:text-style-name="P1" svg:x1="9.1913in" svg:y1="5.0717in" svg:x2="9.0161in" svg:y2="6.0217in"><text:p/></draw:line><draw:custom-shape text:anchor-type="paragraph" draw:z-index="45" draw:style-name="gr1" svg:width="2.778in" svg:height="0.5012in" svg:x="7.1264in" svg:y="7.1634in"><text:p text:style-name="P1"><text:span text:style-name="T2">Full relative luminosity tree</text:span></text:p><text:p text:style-name="P1"><text:span text:style-name="T1">rtree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46" draw:style-name="gr2" draw:text-style-name="P1" svg:x1="8.4638in" svg:y1="6.7083in" svg:x2="8.4638in" svg:y2="7.163in"><text:p/></draw:line><draw:custom-shape text:anchor-type="paragraph" draw:z-index="47" draw:style-name="gr1" svg:width="1.1795in" svg:height="0.2425in" svg:x="6.678in" svg:y="0.9547in"><text:p text:style-name="P1">mod_f17600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48" draw:style-name="gr2" draw:text-style-name="P1" svg:x1="7.1921in" svg:y1="0.9551in" svg:x2="6.5697in" svg:y2="0.7063in"><text:p/></draw:line><draw:rect text:anchor-type="paragraph" draw:z-index="49" draw:style-name="gr4" draw:text-style-name="P1" svg:width="1.0732in" svg:height="0.4067in" svg:x="-0.1929in" svg:y="4.2508in"><text:p text:style-name="P1">bunch_kicker</text:p></draw:rect><draw:line text:anchor-type="paragraph" draw:z-index="50" draw:style-name="gr2" draw:text-style-name="P1" svg:x1="0.8799in" svg:y1="4.4173in" svg:x2="1.5681in" svg:y2="4.4173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2:56:20</meta:creation-date>
    <dc:date>2014-05-02T16:40:44.366660751</dc:date>
    <meta:editing-duration>PT2H45M7S</meta:editing-duration>
    <meta:editing-cycles>13</meta:editing-cycles>
    <meta:generator>LibreOffice/4.1.3.2$Linux_X86_64 LibreOffice_project/4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